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000000" draw:opacity="100%" draw:stroke="solid" svg:stroke-width="0.13889in" svg:stroke-color="#000000" svg:stroke-opacity="100%" draw:stroke-linejoin="round" svg:stroke-linecap="butt"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solid" draw:fill-color="#000000" draw:opacity="100%" draw:stroke="solid" svg:stroke-width="0.13889in" svg:stroke-color="#000000" svg:stroke-opacity="100%" draw:stroke-linejoin="round" svg:stroke-linecap="butt"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center" draw:fill="solid" draw:fill-color="#000000" draw:opacity="100%" draw:stroke="solid" svg:stroke-width="0.13889in" svg:stroke-color="#000000" svg:stroke-opacity="100%" draw:stroke-linejoin="round" svg:stroke-linecap="butt"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gradient" draw:fill-gradient-name="a383" draw:stroke="solid" svg:stroke-width="0.05556in" svg:stroke-color="#000000" svg:stroke-opacity="100%" draw:stroke-linejoin="miter" svg:stroke-linecap="butt" draw:auto-grow-width="false" draw:auto-grow-height="false"/>
      <style:paragraph-properties style:font-independent-line-spacing="true" style:writing-mode="lr-tb"/>
    </style:style>
  </office:automatic-styles>
  <office:body>
    <office:presentation>
      <draw:page draw:name="Slide1" draw:style-name="a380" draw:master-page-name="Master1-Layout1-title-Titelfolie" presentation:presentation-page-layout-name="Master1-PPL1" draw:id="Slide-256">
        <draw:custom-shape svg:width="3.13827in" svg:height="4.07322in" draw:id="id63" draw:style-name="a384" draw:transform="translate(-1.56913in -2.03661in) rotate(-0.35872) translate(5.31708in 3.24485in)" draw:name="Freihandform: Form 37">
          <svg:title/>
          <svg:desc/>
          <text:p text:style-name="a382" text:class-names="" text:cond-style-name=""><text:span text:style-name="a381" text:class-names=""/></text:p>
          <draw:enhanced-geometry xmlns:dr3d="urn:oasis:names:tc:opendocument:xmlns:dr3d:1.0" draw:type="non-primitive" svg:viewBox="0 0 2869634 3724553" draw:enhanced-path="M 752329 84519 C 1310831 -124885 1899634 68215 2067458 515820 2109414 627721 2121087 744935 2106270 861083 L 2091253 942455 2131246 1049121 2267413 1049121 2267413 1157071 2171721 1157071 2497499 2025956 2535750 2054735 C 2636653 2144725 2731127 2285893 2795250 2456916 2923497 2798963 2881753 3130840 2702068 3198211 L 1330318 3712533 C 1150632 3779904 900985 3557281 772738 3215234 708615 3044211 686990 2875730 703856 2741583 L 713756 2694750 388887 1828291 306590 1900098 235618 1818759 348413 1720341 307510 1611249 242697 1559809 C 155170 1482033 86902 1386039 44946 1274138 -122878 826533 193828 293923 752329 84519 Z N" draw:text-areas="?f94 ?f96 ?f95 ?f97" draw:glue-points="?f51 ?f52 ?f53 ?f54 ?f55 ?f56 ?f57 ?f58 ?f59 ?f60 ?f61 ?f60 ?f61 ?f62 ?f63 ?f62 ?f64 ?f65 ?f66 ?f67 ?f68 ?f69 ?f70 ?f71 ?f72 ?f73 ?f74 ?f75 ?f76 ?f77 ?f78 ?f79 ?f80 ?f81 ?f82 ?f83 ?f84 ?f85 ?f86 ?f87 ?f88 ?f89 ?f90 ?f91 ?f92 ?f93 ?f51 ?f52" draw:glue-point-leaving-directions="-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9634"/>
            <draw:equation draw:name="f7" draw:formula="?f4 / 3724553"/>
            <draw:equation draw:name="f8" draw:formula="752329 * ?f5 / 2869634"/>
            <draw:equation draw:name="f9" draw:formula="84519 * ?f4 / 3724553"/>
            <draw:equation draw:name="f10" draw:formula="2067458 * ?f5 / 2869634"/>
            <draw:equation draw:name="f11" draw:formula="515820 * ?f4 / 3724553"/>
            <draw:equation draw:name="f12" draw:formula="2106270 * ?f5 / 2869634"/>
            <draw:equation draw:name="f13" draw:formula="861083 * ?f4 / 3724553"/>
            <draw:equation draw:name="f14" draw:formula="2091253 * ?f5 / 2869634"/>
            <draw:equation draw:name="f15" draw:formula="942455 * ?f4 / 3724553"/>
            <draw:equation draw:name="f16" draw:formula="2131246 * ?f5 / 2869634"/>
            <draw:equation draw:name="f17" draw:formula="1049121 * ?f4 / 3724553"/>
            <draw:equation draw:name="f18" draw:formula="2267413 * ?f5 / 2869634"/>
            <draw:equation draw:name="f19" draw:formula="1157071 * ?f4 / 3724553"/>
            <draw:equation draw:name="f20" draw:formula="2171721 * ?f5 / 2869634"/>
            <draw:equation draw:name="f21" draw:formula="2497499 * ?f5 / 2869634"/>
            <draw:equation draw:name="f22" draw:formula="2025956 * ?f4 / 3724553"/>
            <draw:equation draw:name="f23" draw:formula="2535750 * ?f5 / 2869634"/>
            <draw:equation draw:name="f24" draw:formula="2054735 * ?f4 / 3724553"/>
            <draw:equation draw:name="f25" draw:formula="2795250 * ?f5 / 2869634"/>
            <draw:equation draw:name="f26" draw:formula="2456916 * ?f4 / 3724553"/>
            <draw:equation draw:name="f27" draw:formula="2702068 * ?f5 / 2869634"/>
            <draw:equation draw:name="f28" draw:formula="3198211 * ?f4 / 3724553"/>
            <draw:equation draw:name="f29" draw:formula="1330318 * ?f5 / 2869634"/>
            <draw:equation draw:name="f30" draw:formula="3712533 * ?f4 / 3724553"/>
            <draw:equation draw:name="f31" draw:formula="772738 * ?f5 / 2869634"/>
            <draw:equation draw:name="f32" draw:formula="3215234 * ?f4 / 3724553"/>
            <draw:equation draw:name="f33" draw:formula="703856 * ?f5 / 2869634"/>
            <draw:equation draw:name="f34" draw:formula="2741583 * ?f4 / 3724553"/>
            <draw:equation draw:name="f35" draw:formula="713756 * ?f5 / 2869634"/>
            <draw:equation draw:name="f36" draw:formula="2694750 * ?f4 / 3724553"/>
            <draw:equation draw:name="f37" draw:formula="388887 * ?f5 / 2869634"/>
            <draw:equation draw:name="f38" draw:formula="1828291 * ?f4 / 3724553"/>
            <draw:equation draw:name="f39" draw:formula="306590 * ?f5 / 2869634"/>
            <draw:equation draw:name="f40" draw:formula="1900098 * ?f4 / 3724553"/>
            <draw:equation draw:name="f41" draw:formula="235618 * ?f5 / 2869634"/>
            <draw:equation draw:name="f42" draw:formula="1818759 * ?f4 / 3724553"/>
            <draw:equation draw:name="f43" draw:formula="348413 * ?f5 / 2869634"/>
            <draw:equation draw:name="f44" draw:formula="1720341 * ?f4 / 3724553"/>
            <draw:equation draw:name="f45" draw:formula="307510 * ?f5 / 2869634"/>
            <draw:equation draw:name="f46" draw:formula="1611249 * ?f4 / 3724553"/>
            <draw:equation draw:name="f47" draw:formula="242697 * ?f5 / 2869634"/>
            <draw:equation draw:name="f48" draw:formula="1559809 * ?f4 / 3724553"/>
            <draw:equation draw:name="f49" draw:formula="44946 * ?f5 / 2869634"/>
            <draw:equation draw:name="f50" draw:formula="1274138 * ?f4 / 3724553"/>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6"/>
            <draw:equation draw:name="f60" draw:formula="?f17 / ?f7"/>
            <draw:equation draw:name="f61" draw:formula="?f18 / ?f6"/>
            <draw:equation draw:name="f62" draw:formula="?f19 / ?f7"/>
            <draw:equation draw:name="f63" draw:formula="?f20 / ?f6"/>
            <draw:equation draw:name="f64" draw:formula="?f21 / ?f6"/>
            <draw:equation draw:name="f65" draw:formula="?f22 / ?f7"/>
            <draw:equation draw:name="f66" draw:formula="?f23 / ?f6"/>
            <draw:equation draw:name="f67" draw:formula="?f24 / ?f7"/>
            <draw:equation draw:name="f68" draw:formula="?f25 / ?f6"/>
            <draw:equation draw:name="f69" draw:formula="?f26 / ?f7"/>
            <draw:equation draw:name="f70" draw:formula="?f27 / ?f6"/>
            <draw:equation draw:name="f71" draw:formula="?f28 / ?f7"/>
            <draw:equation draw:name="f72" draw:formula="?f29 / ?f6"/>
            <draw:equation draw:name="f73" draw:formula="?f30 / ?f7"/>
            <draw:equation draw:name="f74" draw:formula="?f31 / ?f6"/>
            <draw:equation draw:name="f75" draw:formula="?f32 / ?f7"/>
            <draw:equation draw:name="f76" draw:formula="?f33 / ?f6"/>
            <draw:equation draw:name="f77" draw:formula="?f34 / ?f7"/>
            <draw:equation draw:name="f78" draw:formula="?f35 / ?f6"/>
            <draw:equation draw:name="f79" draw:formula="?f36 / ?f7"/>
            <draw:equation draw:name="f80" draw:formula="?f37 / ?f6"/>
            <draw:equation draw:name="f81" draw:formula="?f38 / ?f7"/>
            <draw:equation draw:name="f82" draw:formula="?f39 / ?f6"/>
            <draw:equation draw:name="f83" draw:formula="?f40 / ?f7"/>
            <draw:equation draw:name="f84" draw:formula="?f41 / ?f6"/>
            <draw:equation draw:name="f85" draw:formula="?f42 / ?f7"/>
            <draw:equation draw:name="f86" draw:formula="?f43 / ?f6"/>
            <draw:equation draw:name="f87" draw:formula="?f44 / ?f7"/>
            <draw:equation draw:name="f88" draw:formula="?f45 / ?f6"/>
            <draw:equation draw:name="f89" draw:formula="?f46 / ?f7"/>
            <draw:equation draw:name="f90" draw:formula="?f47 / ?f6"/>
            <draw:equation draw:name="f91" draw:formula="?f48 / ?f7"/>
            <draw:equation draw:name="f92" draw:formula="?f49 / ?f6"/>
            <draw:equation draw:name="f93" draw:formula="?f50 / ?f7"/>
            <draw:equation draw:name="f94" draw:formula="?f0 / ?f6"/>
            <draw:equation draw:name="f95" draw:formula="?f1 / ?f6"/>
            <draw:equation draw:name="f96" draw:formula="?f2 / ?f7"/>
            <draw:equation draw:name="f97" draw:formula="?f3 / ?f7"/>
          </draw:enhanced-geometry>
        </draw:custom-shape>
        <draw:custom-shape svg:x="4.48757in" svg:y="2.25694in" svg:width="1.6485in" svg:height="0.5625in" draw:id="id64" draw:style-name="a387" draw:name="Freihandform: Form 15">
          <svg:title/>
          <svg:desc/>
          <text:p text:style-name="a386" text:class-names="" text:cond-style-name=""><text:span text:style-name="a385" text:class-names=""/></text:p>
          <draw:enhanced-geometry xmlns:dr3d="urn:oasis:names:tc:opendocument:xmlns:dr3d:1.0" draw:type="non-primitive" svg:viewBox="0 0 1507389 660400" draw:enhanced-path="M 753694 0 C 977370 0 1185163 20790 1357533 56393 L 1507389 94196 1336008 607579 1174079 634451 C 1044870 651160 902811 660400 753694 660400 604577 660400 462519 651160 333309 634451 L 171380 607579 0 94196 149856 56393 C 322225 20790 530019 0 753694 0 Z N" draw:text-areas="?f38 ?f40 ?f39 ?f41" draw:glue-points="?f23 ?f24 ?f25 ?f26 ?f27 ?f28 ?f29 ?f30 ?f31 ?f32 ?f23 ?f33 ?f34 ?f32 ?f35 ?f30 ?f36 ?f28 ?f37 ?f26 ?f23 ?f24"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389"/>
            <draw:equation draw:name="f7" draw:formula="?f4 / 660400"/>
            <draw:equation draw:name="f8" draw:formula="753694 * ?f5 / 1507389"/>
            <draw:equation draw:name="f9" draw:formula="0 * ?f4 / 660400"/>
            <draw:equation draw:name="f10" draw:formula="1357533 * ?f5 / 1507389"/>
            <draw:equation draw:name="f11" draw:formula="56393 * ?f4 / 660400"/>
            <draw:equation draw:name="f12" draw:formula="1507389 * ?f5 / 1507389"/>
            <draw:equation draw:name="f13" draw:formula="94196 * ?f4 / 660400"/>
            <draw:equation draw:name="f14" draw:formula="1336008 * ?f5 / 1507389"/>
            <draw:equation draw:name="f15" draw:formula="607579 * ?f4 / 660400"/>
            <draw:equation draw:name="f16" draw:formula="1174079 * ?f5 / 1507389"/>
            <draw:equation draw:name="f17" draw:formula="634451 * ?f4 / 660400"/>
            <draw:equation draw:name="f18" draw:formula="660400 * ?f4 / 660400"/>
            <draw:equation draw:name="f19" draw:formula="333309 * ?f5 / 1507389"/>
            <draw:equation draw:name="f20" draw:formula="171380 * ?f5 / 1507389"/>
            <draw:equation draw:name="f21" draw:formula="0 * ?f5 / 1507389"/>
            <draw:equation draw:name="f22" draw:formula="149856 * ?f5 / 1507389"/>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x="4.63341in" svg:y="4in" svg:width="1.35683in" svg:height="0.27083in" draw:id="id65" draw:style-name="a390" draw:name="Freihandform: Form 16">
          <svg:title/>
          <svg:desc/>
          <text:p text:style-name="a389" text:class-names="" text:cond-style-name=""><text:span text:style-name="a388" text:class-names=""/></text:p>
          <draw:enhanced-geometry xmlns:dr3d="urn:oasis:names:tc:opendocument:xmlns:dr3d:1.0" draw:type="non-primitive" svg:viewBox="0 0 1507389 660400" draw:enhanced-path="M 753694 0 C 977370 0 1185163 20790 1357533 56393 L 1507389 94196 1336008 607579 1174079 634451 C 1044870 651160 902811 660400 753694 660400 604577 660400 462519 651160 333309 634451 L 171380 607579 0 94196 149856 56393 C 322225 20790 530019 0 753694 0 Z N" draw:text-areas="?f38 ?f40 ?f39 ?f41" draw:glue-points="?f23 ?f24 ?f25 ?f26 ?f27 ?f28 ?f29 ?f30 ?f31 ?f32 ?f23 ?f33 ?f34 ?f32 ?f35 ?f30 ?f36 ?f28 ?f37 ?f26 ?f23 ?f24" draw:glue-point-leaving-directions="-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7389"/>
            <draw:equation draw:name="f7" draw:formula="?f4 / 660400"/>
            <draw:equation draw:name="f8" draw:formula="753694 * ?f5 / 1507389"/>
            <draw:equation draw:name="f9" draw:formula="0 * ?f4 / 660400"/>
            <draw:equation draw:name="f10" draw:formula="1357533 * ?f5 / 1507389"/>
            <draw:equation draw:name="f11" draw:formula="56393 * ?f4 / 660400"/>
            <draw:equation draw:name="f12" draw:formula="1507389 * ?f5 / 1507389"/>
            <draw:equation draw:name="f13" draw:formula="94196 * ?f4 / 660400"/>
            <draw:equation draw:name="f14" draw:formula="1336008 * ?f5 / 1507389"/>
            <draw:equation draw:name="f15" draw:formula="607579 * ?f4 / 660400"/>
            <draw:equation draw:name="f16" draw:formula="1174079 * ?f5 / 1507389"/>
            <draw:equation draw:name="f17" draw:formula="634451 * ?f4 / 660400"/>
            <draw:equation draw:name="f18" draw:formula="660400 * ?f4 / 660400"/>
            <draw:equation draw:name="f19" draw:formula="333309 * ?f5 / 1507389"/>
            <draw:equation draw:name="f20" draw:formula="171380 * ?f5 / 1507389"/>
            <draw:equation draw:name="f21" draw:formula="0 * ?f5 / 1507389"/>
            <draw:equation draw:name="f22" draw:formula="149856 * ?f5 / 1507389"/>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x="4.43201in" svg:y="2.90625in" svg:width="1.75962in" svg:height="0.9375in" draw:id="id66" draw:style-name="a393" draw:name="Freihandform: Form 26">
          <svg:title/>
          <svg:desc/>
          <text:p text:style-name="a392" text:class-names="" text:cond-style-name=""><text:span text:style-name="a391" text:class-names=""/></text:p>
          <draw:enhanced-geometry xmlns:dr3d="urn:oasis:names:tc:opendocument:xmlns:dr3d:1.0" draw:type="non-primitive" svg:viewBox="0 0 1608997 857250" draw:enhanced-path="M 0 0 C 1303 285750 2605 571500 3908 857250 L 101608 662940 C 100305 502920 99003 342900 97700 182880 93641 171009 92264 165799 85976 154305 57634 102497 28659 51435 0 0 Z M 1608997 0 C 1580338 51435 1551363 102497 1523021 154305 1516733 165799 1515356 171009 1511297 182880 1509994 342900 1508692 502920 1507389 662940 L 1605089 857250 C 1606392 571500 1607694 285750 1608997 0 Z N" draw:text-areas="?f38 ?f40 ?f39 ?f41" draw:glue-points="?f23 ?f24 ?f25 ?f26 ?f27 ?f28 ?f29 ?f30 ?f31 ?f32 ?f23 ?f24 ?f33 ?f24 ?f34 ?f32 ?f35 ?f30 ?f36 ?f28 ?f37 ?f26 ?f33 ?f24"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8997"/>
            <draw:equation draw:name="f7" draw:formula="?f4 / 857250"/>
            <draw:equation draw:name="f8" draw:formula="0 * ?f5 / 1608997"/>
            <draw:equation draw:name="f9" draw:formula="0 * ?f4 / 857250"/>
            <draw:equation draw:name="f10" draw:formula="3908 * ?f5 / 1608997"/>
            <draw:equation draw:name="f11" draw:formula="857250 * ?f4 / 857250"/>
            <draw:equation draw:name="f12" draw:formula="101608 * ?f5 / 1608997"/>
            <draw:equation draw:name="f13" draw:formula="662940 * ?f4 / 857250"/>
            <draw:equation draw:name="f14" draw:formula="97700 * ?f5 / 1608997"/>
            <draw:equation draw:name="f15" draw:formula="182880 * ?f4 / 857250"/>
            <draw:equation draw:name="f16" draw:formula="85976 * ?f5 / 1608997"/>
            <draw:equation draw:name="f17" draw:formula="154305 * ?f4 / 857250"/>
            <draw:equation draw:name="f18" draw:formula="1608997 * ?f5 / 1608997"/>
            <draw:equation draw:name="f19" draw:formula="1523021 * ?f5 / 1608997"/>
            <draw:equation draw:name="f20" draw:formula="1511297 * ?f5 / 1608997"/>
            <draw:equation draw:name="f21" draw:formula="1507389 * ?f5 / 1608997"/>
            <draw:equation draw:name="f22" draw:formula="1605089 * ?f5 / 1608997"/>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width="1.58413in" svg:height="0.7873in" draw:id="id67" draw:style-name="a396" draw:transform="translate(-0.79206in -0.39365in) rotate(-5.84696) translate(5.30076in 1.45823in)" draw:name="Freihandform: Form 33">
          <svg:title/>
          <svg:desc/>
          <text:p text:style-name="a395" text:class-names="" text:cond-style-name=""><text:span text:style-name="a394" text:class-names=""/></text:p>
          <draw:enhanced-geometry xmlns:dr3d="urn:oasis:names:tc:opendocument:xmlns:dr3d:1.0" draw:type="non-primitive" svg:viewBox="0 0 1448525 719911" draw:enhanced-path="M 261298 365214 L 271966 352052 C 300178 300151 271770 201987 199755 116202 138029 42672 61796 -880 6007 13 L 0 987 18906 44259 C 74385 156532 153070 263139 251674 357430 Z M 1001559 710304 L 1013709 712671 C 1149325 727567 1281567 719287 1403227 689593 L 1448525 676251 1445407 671023 C 1410222 627719 1327851 597335 1231846 597335 1119841 597335 1026392 638692 1004780 693670 Z N" draw:text-areas="?f64 ?f66 ?f65 ?f67" draw:glue-points="?f36 ?f37 ?f38 ?f39 ?f40 ?f41 ?f42 ?f43 ?f44 ?f45 ?f46 ?f47 ?f48 ?f49 ?f50 ?f51 ?f52 ?f53 ?f54 ?f55 ?f56 ?f57 ?f58 ?f59 ?f60 ?f61 ?f62 ?f63" draw:glue-point-leaving-directions="-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48525"/>
            <draw:equation draw:name="f7" draw:formula="?f4 / 719911"/>
            <draw:equation draw:name="f8" draw:formula="261298 * ?f5 / 1448525"/>
            <draw:equation draw:name="f9" draw:formula="365214 * ?f4 / 719911"/>
            <draw:equation draw:name="f10" draw:formula="271966 * ?f5 / 1448525"/>
            <draw:equation draw:name="f11" draw:formula="352052 * ?f4 / 719911"/>
            <draw:equation draw:name="f12" draw:formula="199755 * ?f5 / 1448525"/>
            <draw:equation draw:name="f13" draw:formula="116202 * ?f4 / 719911"/>
            <draw:equation draw:name="f14" draw:formula="6007 * ?f5 / 1448525"/>
            <draw:equation draw:name="f15" draw:formula="13 * ?f4 / 719911"/>
            <draw:equation draw:name="f16" draw:formula="0 * ?f5 / 1448525"/>
            <draw:equation draw:name="f17" draw:formula="987 * ?f4 / 719911"/>
            <draw:equation draw:name="f18" draw:formula="18906 * ?f5 / 1448525"/>
            <draw:equation draw:name="f19" draw:formula="44259 * ?f4 / 719911"/>
            <draw:equation draw:name="f20" draw:formula="251674 * ?f5 / 1448525"/>
            <draw:equation draw:name="f21" draw:formula="357430 * ?f4 / 719911"/>
            <draw:equation draw:name="f22" draw:formula="1001559 * ?f5 / 1448525"/>
            <draw:equation draw:name="f23" draw:formula="710304 * ?f4 / 719911"/>
            <draw:equation draw:name="f24" draw:formula="1013709 * ?f5 / 1448525"/>
            <draw:equation draw:name="f25" draw:formula="712671 * ?f4 / 719911"/>
            <draw:equation draw:name="f26" draw:formula="1403227 * ?f5 / 1448525"/>
            <draw:equation draw:name="f27" draw:formula="689593 * ?f4 / 719911"/>
            <draw:equation draw:name="f28" draw:formula="1448525 * ?f5 / 1448525"/>
            <draw:equation draw:name="f29" draw:formula="676251 * ?f4 / 719911"/>
            <draw:equation draw:name="f30" draw:formula="1445407 * ?f5 / 1448525"/>
            <draw:equation draw:name="f31" draw:formula="671023 * ?f4 / 719911"/>
            <draw:equation draw:name="f32" draw:formula="1231846 * ?f5 / 1448525"/>
            <draw:equation draw:name="f33" draw:formula="597335 * ?f4 / 719911"/>
            <draw:equation draw:name="f34" draw:formula="1004780 * ?f5 / 1448525"/>
            <draw:equation draw:name="f35" draw:formula="693670 * ?f4 / 71991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custom-shape svg:x="4.57838in" svg:y="4.95574in" svg:width="1.46688in" svg:height="0.14366in" draw:id="id68" draw:style-name="a399" draw:name="Freihandform: Form 32">
          <svg:title/>
          <svg:desc/>
          <text:p text:style-name="a398" text:class-names="" text:cond-style-name=""><text:span text:style-name="a397" text:class-names=""/></text:p>
          <draw:enhanced-geometry xmlns:dr3d="urn:oasis:names:tc:opendocument:xmlns:dr3d:1.0" draw:type="non-primitive" svg:viewBox="0 0 1341314 131360" draw:enhanced-path="M 1109539 10710 C 1237545 10710 1341314 64727 1341314 131360 L 877764 131360 C 877764 64727 981533 10710 1109539 10710 Z M 231775 0 C 359781 0 463550 54017 463550 120650 L 461476 131360 2074 131360 0 120650 C 0 54017 103769 0 231775 0 Z N" draw:text-areas="?f32 ?f34 ?f33 ?f35" draw:glue-points="?f20 ?f21 ?f22 ?f23 ?f24 ?f23 ?f20 ?f21 ?f25 ?f26 ?f27 ?f28 ?f29 ?f23 ?f30 ?f23 ?f31 ?f28 ?f25 ?f2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1314"/>
            <draw:equation draw:name="f7" draw:formula="?f4 / 131360"/>
            <draw:equation draw:name="f8" draw:formula="1109539 * ?f5 / 1341314"/>
            <draw:equation draw:name="f9" draw:formula="10710 * ?f4 / 131360"/>
            <draw:equation draw:name="f10" draw:formula="1341314 * ?f5 / 1341314"/>
            <draw:equation draw:name="f11" draw:formula="131360 * ?f4 / 131360"/>
            <draw:equation draw:name="f12" draw:formula="877764 * ?f5 / 1341314"/>
            <draw:equation draw:name="f13" draw:formula="231775 * ?f5 / 1341314"/>
            <draw:equation draw:name="f14" draw:formula="0 * ?f4 / 131360"/>
            <draw:equation draw:name="f15" draw:formula="463550 * ?f5 / 1341314"/>
            <draw:equation draw:name="f16" draw:formula="120650 * ?f4 / 131360"/>
            <draw:equation draw:name="f17" draw:formula="461476 * ?f5 / 1341314"/>
            <draw:equation draw:name="f18" draw:formula="2074 * ?f5 / 1341314"/>
            <draw:equation draw:name="f19" draw:formula="0 * ?f5 / 1341314"/>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7"/>
            <draw:equation draw:name="f27" draw:formula="?f15 / ?f6"/>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draw:gradient draw:name="a383" draw:style="linear" draw:angle="2000" draw:start-color="#ffffff" draw:end-color="#a6a6a6"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6" draw:name="Datumsplatzhalt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ußzeilenplatzhalt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Foliennummernplatzhalt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elfolie" style:page-layout-name="pageLayout1" draw:style-name="a34">
      <draw:frame draw:id="id5" presentation:style-name="a38" draw:name="Titel 1" svg:x="1.66667in" svg:y="1.22743in" svg:width="10in" svg:height="2.61111in" presentation:class="title" presentation:placeholder="false">
        <draw:text-box>
          <text:p text:style-name="a37" text:class-names="" text:cond-style-name=""><text:span text:style-name="a35" text:class-names="">Mastertitelformat bearbeiten</text:span><text:span text:style-name="a36" text:class-names=""/></text:p>
        </draw:text-box>
        <svg:title/>
        <svg:desc/>
      </draw:frame>
      <draw:frame draw:id="id6" presentation:style-name="a42" draw:name="Untertitel 2" svg:x="1.66667in" svg:y="3.93924in" svg:width="10in" svg:height="1.81076in" presentation:class="subtitle" presentation:placeholder="false">
        <draw:text-box>
          <text:p text:style-name="a41" text:class-names="" text:cond-style-name=""><text:span text:style-name="a39" text:class-names="">Master-Untertitelformat bearbeiten</text:span><text:span text:style-name="a40" text:class-names=""/></text:p>
        </draw:text-box>
        <svg:title/>
        <svg:desc/>
      </draw:frame>
      <draw:frame draw:id="id7" presentation:style-name="a47" draw:name="Datumsplatzhalt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ußzeilenplatzhalt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Foliennummernplatzhalt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el-und-Inhalt" style:page-layout-name="pageLayout1" draw:style-name="a55">
      <draw:frame draw:id="id10" presentation:style-name="a59" draw:name="Titel 1" svg:x="0.91667in" svg:y="0.39931in" svg:width="11.5in" svg:height="1.44965in" presentation:class="title" presentation:placeholder="false">
        <draw:text-box>
          <text:p text:style-name="a58" text:class-names="" text:cond-style-name=""><text:span text:style-name="a56" text:class-names="">Mastertitelformat bearbeiten</text:span><text:span text:style-name="a57" text:class-names=""/></text:p>
        </draw:text-box>
        <svg:title/>
        <svg:desc/>
      </draw:frame>
      <draw:frame draw:id="id11" presentation:style-name="a76" draw:name="Inhaltsplatzhalter 2" svg:x="0.91667in" svg:y="1.99653in" svg:width="11.5in" svg:height="4.75868in" presentation:class="object" presentation:placeholder="false">
        <draw:text-box>
          <text:list text:style-name="a62">
            <text:list-item>
              <text:p text:style-name="a61" text:class-names="" text:cond-style-name=""><text:span text:style-name="a60" text:class-names="">Mastertextformat bearbeiten</text:span></text:p>
            </text:list-item>
          </text:list>
          <text:list text:style-name="a65">
            <text:list-item>
              <text:list text:style-name="a65">
                <text:list-item>
                  <text:p text:style-name="a64" text:class-names="" text:cond-style-name=""><text:span text:style-name="a63" text:class-names="">Zweite Ebene</text:span></text:p>
                </text:list-item>
              </text:list>
            </text:list-item>
          </text:list>
          <text:list text:style-name="a68">
            <text:list-item>
              <text:list text:style-name="a68">
                <text:list-item>
                  <text:list text:style-name="a68">
                    <text:list-item>
                      <text:p text:style-name="a67" text:class-names="" text:cond-style-name=""><text:span text:style-name="a66" text:class-names="">Dritte Ebene</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Vierte Ebene</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ünfte Ebene</text:span><text:span text:style-name="a73" text:class-names=""/></text:p>
                            </text:list-item>
                          </text:list>
                        </text:list-item>
                      </text:list>
                    </text:list-item>
                  </text:list>
                </text:list-item>
              </text:list>
            </text:list-item>
          </text:list>
        </draw:text-box>
        <svg:title/>
        <svg:desc/>
      </draw:frame>
      <draw:frame draw:id="id12" presentation:style-name="a81" draw:name="Datumsplatzhalt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ußzeilenplatzhalt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Foliennummernplatzhalt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Abschnitts-&#10;überschrift" style:page-layout-name="pageLayout1" draw:style-name="a89">
      <draw:frame draw:id="id15" presentation:style-name="a93" draw:name="Titel 1" svg:x="0.90972in" svg:y="1.86979in" svg:width="11.5in" svg:height="3.11979in" presentation:class="title" presentation:placeholder="false">
        <draw:text-box>
          <text:p text:style-name="a92" text:class-names="" text:cond-style-name=""><text:span text:style-name="a90" text:class-names="">Mastertitelformat bearbeiten</text:span><text:span text:style-name="a91" text:class-names=""/></text:p>
        </draw:text-box>
        <svg:title/>
        <svg:desc/>
      </draw:frame>
      <draw:frame draw:id="id16" presentation:style-name="a97" draw:name="Textplatzhalter 2" svg:x="0.90972in" svg:y="5.0191in" svg:width="11.5in" svg:height="1.64062in" presentation:class="outline" presentation:placeholder="false">
        <draw:text-box>
          <text:list text:style-name="a96">
            <text:list-item>
              <text:p text:style-name="a95" text:class-names="" text:cond-style-name=""><text:span text:style-name="a94" text:class-names="">Mastertextformat bearbeiten</text:span></text:p>
            </text:list-item>
          </text:list>
        </draw:text-box>
        <svg:title/>
        <svg:desc/>
      </draw:frame>
      <draw:frame draw:id="id17" presentation:style-name="a102" draw:name="Datumsplatzhalt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ußzeilenplatzhalt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Foliennummernplatzhalt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Zwei-Inhalte" style:page-layout-name="pageLayout1" draw:style-name="a110">
      <draw:frame draw:id="id20" presentation:style-name="a114" draw:name="Titel 1" svg:x="0.91667in" svg:y="0.39931in" svg:width="11.5in" svg:height="1.44965in" presentation:class="title" presentation:placeholder="false">
        <draw:text-box>
          <text:p text:style-name="a113" text:class-names="" text:cond-style-name=""><text:span text:style-name="a111" text:class-names="">Mastertitelformat bearbeiten</text:span><text:span text:style-name="a112" text:class-names=""/></text:p>
        </draw:text-box>
        <svg:title/>
        <svg:desc/>
      </draw:frame>
      <draw:frame draw:id="id21" presentation:style-name="a131" draw:name="Inhaltsplatzhalter 2" svg:x="0.91667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ünfte Ebene</text:span><text:span text:style-name="a128" text:class-names=""/></text:p>
                            </text:list-item>
                          </text:list>
                        </text:list-item>
                      </text:list>
                    </text:list-item>
                  </text:list>
                </text:list-item>
              </text:list>
            </text:list-item>
          </text:list>
        </draw:text-box>
        <svg:title/>
        <svg:desc/>
      </draw:frame>
      <draw:frame draw:id="id22" presentation:style-name="a148" draw:name="Inhaltsplatzhalter 3" svg:x="6.75in" svg:y="1.99653in" svg:width="5.66667in" svg:height="4.75868in" presentation:class="object" presentation:placeholder="false">
        <draw:text-box>
          <text:list text:style-name="a134">
            <text:list-item>
              <text:p text:style-name="a133" text:class-names="" text:cond-style-name=""><text:span text:style-name="a132" text:class-names="">Mastertextformat bearbeiten</text:span></text:p>
            </text:list-item>
          </text:list>
          <text:list text:style-name="a137">
            <text:list-item>
              <text:list text:style-name="a137">
                <text:list-item>
                  <text:p text:style-name="a136" text:class-names="" text:cond-style-name=""><text:span text:style-name="a135" text:class-names="">Zweite Ebene</text:span></text:p>
                </text:list-item>
              </text:list>
            </text:list-item>
          </text:list>
          <text:list text:style-name="a140">
            <text:list-item>
              <text:list text:style-name="a140">
                <text:list-item>
                  <text:list text:style-name="a140">
                    <text:list-item>
                      <text:p text:style-name="a139" text:class-names="" text:cond-style-name=""><text:span text:style-name="a138" text:class-names="">Dritte Eben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te Ebene</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ünfte Ebene</text:span><text:span text:style-name="a145" text:class-names=""/></text:p>
                            </text:list-item>
                          </text:list>
                        </text:list-item>
                      </text:list>
                    </text:list-item>
                  </text:list>
                </text:list-item>
              </text:list>
            </text:list-item>
          </text:list>
        </draw:text-box>
        <svg:title/>
        <svg:desc/>
      </draw:frame>
      <draw:frame draw:id="id23" presentation:style-name="a153" draw:name="Datumsplatzhalt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ußzeilenplatzhalt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Foliennummernplatzhalt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Vergleich" style:page-layout-name="pageLayout1" draw:style-name="a161">
      <draw:frame draw:id="id26" presentation:style-name="a165" draw:name="Titel 1" svg:x="0.9184in" svg:y="0.39931in" svg:width="11.5in" svg:height="1.44965in" presentation:class="title" presentation:placeholder="false">
        <draw:text-box>
          <text:p text:style-name="a164" text:class-names="" text:cond-style-name=""><text:span text:style-name="a162" text:class-names="">Mastertitelformat bearbeiten</text:span><text:span text:style-name="a163" text:class-names=""/></text:p>
        </draw:text-box>
        <svg:title/>
        <svg:desc/>
      </draw:frame>
      <draw:frame draw:id="id27" presentation:style-name="a169" draw:name="Textplatzhalter 2" svg:x="0.9184in" svg:y="1.83854in" svg:width="5.64062in" svg:height="0.90104in" presentation:class="outline" presentation:placeholder="false">
        <draw:text-box>
          <text:list text:style-name="a168">
            <text:list-item>
              <text:p text:style-name="a167" text:class-names="" text:cond-style-name=""><text:span text:style-name="a166" text:class-names="">Mastertextformat bearbeiten</text:span></text:p>
            </text:list-item>
          </text:list>
        </draw:text-box>
        <svg:title/>
        <svg:desc/>
      </draw:frame>
      <draw:frame draw:id="id28" presentation:style-name="a186" draw:name="Inhaltsplatzhalter 3" svg:x="0.9184in" svg:y="2.73958in" svg:width="5.64062in" svg:height="4.02951in" presentation:class="object" presentation:placeholder="false">
        <draw:text-box>
          <text:list text:style-name="a172">
            <text:list-item>
              <text:p text:style-name="a171" text:class-names="" text:cond-style-name=""><text:span text:style-name="a170" text:class-names="">Mastertextformat bearbeiten</text:span></text:p>
            </text:list-item>
          </text:list>
          <text:list text:style-name="a175">
            <text:list-item>
              <text:list text:style-name="a175">
                <text:list-item>
                  <text:p text:style-name="a174" text:class-names="" text:cond-style-name=""><text:span text:style-name="a173" text:class-names="">Zweite Ebene</text:span></text:p>
                </text:list-item>
              </text:list>
            </text:list-item>
          </text:list>
          <text:list text:style-name="a178">
            <text:list-item>
              <text:list text:style-name="a178">
                <text:list-item>
                  <text:list text:style-name="a178">
                    <text:list-item>
                      <text:p text:style-name="a177" text:class-names="" text:cond-style-name=""><text:span text:style-name="a176" text:class-names="">Dritte Ebene</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Vierte Ebene</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ünfte Ebene</text:span><text:span text:style-name="a183" text:class-names=""/></text:p>
                            </text:list-item>
                          </text:list>
                        </text:list-item>
                      </text:list>
                    </text:list-item>
                  </text:list>
                </text:list-item>
              </text:list>
            </text:list-item>
          </text:list>
        </draw:text-box>
        <svg:title/>
        <svg:desc/>
      </draw:frame>
      <draw:frame draw:id="id29" presentation:style-name="a190" draw:name="Textplatzhalter 4" svg:x="6.75in" svg:y="1.83854in" svg:width="5.6684in" svg:height="0.90104in" presentation:class="outline" presentation:placeholder="false">
        <draw:text-box>
          <text:list text:style-name="a189">
            <text:list-item>
              <text:p text:style-name="a188" text:class-names="" text:cond-style-name=""><text:span text:style-name="a187" text:class-names="">Mastertextformat bearbeiten</text:span></text:p>
            </text:list-item>
          </text:list>
        </draw:text-box>
        <svg:title/>
        <svg:desc/>
      </draw:frame>
      <draw:frame draw:id="id30" presentation:style-name="a207" draw:name="Inhaltsplatzhalter 5" svg:x="6.75in" svg:y="2.73958in" svg:width="5.6684in" svg:height="4.02951in" presentation:class="object" presentation:placeholder="false">
        <draw:text-box>
          <text:list text:style-name="a193">
            <text:list-item>
              <text:p text:style-name="a192" text:class-names="" text:cond-style-name=""><text:span text:style-name="a191" text:class-names="">Mastertextformat bearbeiten</text:span></text:p>
            </text:list-item>
          </text:list>
          <text:list text:style-name="a196">
            <text:list-item>
              <text:list text:style-name="a196">
                <text:list-item>
                  <text:p text:style-name="a195" text:class-names="" text:cond-style-name=""><text:span text:style-name="a194" text:class-names="">Zweite Ebene</text:span></text:p>
                </text:list-item>
              </text:list>
            </text:list-item>
          </text:list>
          <text:list text:style-name="a199">
            <text:list-item>
              <text:list text:style-name="a199">
                <text:list-item>
                  <text:list text:style-name="a199">
                    <text:list-item>
                      <text:p text:style-name="a198" text:class-names="" text:cond-style-name=""><text:span text:style-name="a197" text:class-names="">Dritte Eben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ünfte Ebene</text:span><text:span text:style-name="a204" text:class-names=""/></text:p>
                            </text:list-item>
                          </text:list>
                        </text:list-item>
                      </text:list>
                    </text:list-item>
                  </text:list>
                </text:list-item>
              </text:list>
            </text:list-item>
          </text:list>
        </draw:text-box>
        <svg:title/>
        <svg:desc/>
      </draw:frame>
      <draw:frame draw:id="id31" presentation:style-name="a212" draw:name="Datumsplatzhalt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ußzeilenplatzhalt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Foliennummernplatzhalt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Nur-Titel" style:page-layout-name="pageLayout1" draw:style-name="a220">
      <draw:frame draw:id="id34" presentation:style-name="a224" draw:name="Titel 1" svg:x="0.91667in" svg:y="0.39931in" svg:width="11.5in" svg:height="1.44965in" presentation:class="title" presentation:placeholder="false">
        <draw:text-box>
          <text:p text:style-name="a223" text:class-names="" text:cond-style-name=""><text:span text:style-name="a221" text:class-names="">Mastertitelformat bearbeiten</text:span><text:span text:style-name="a222" text:class-names=""/></text:p>
        </draw:text-box>
        <svg:title/>
        <svg:desc/>
      </draw:frame>
      <draw:frame draw:id="id35" presentation:style-name="a229" draw:name="Datumsplatzhalt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ußzeilenplatzhalt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Foliennummernplatzhalt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Leer" style:page-layout-name="pageLayout1" draw:style-name="a237">
      <draw:frame draw:id="id38" presentation:style-name="a242" draw:name="Datumsplatzhalt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ußzeilenplatzhalt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Foliennummernplatzhalt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Inhalt-mit-Überschrift" style:page-layout-name="pageLayout1" draw:style-name="a250">
      <draw:frame draw:id="id41" presentation:style-name="a254" draw:name="Titel 1" svg:x="0.9184in" svg:y="0.5in" svg:width="4.30035in" svg:height="1.75in" presentation:class="title" presentation:placeholder="false">
        <draw:text-box>
          <text:p text:style-name="a253" text:class-names="" text:cond-style-name=""><text:span text:style-name="a251" text:class-names="">Mastertitelformat bearbeiten</text:span><text:span text:style-name="a252" text:class-names=""/></text:p>
        </draw:text-box>
        <svg:title/>
        <svg:desc/>
      </draw:frame>
      <draw:frame draw:id="id42" presentation:style-name="a271" draw:name="Inhaltsplatzhalter 2" svg:x="5.6684in" svg:y="1.07986in" svg:width="6.75in" svg:height="5.32986in" presentation:class="object" presentation:placeholder="false">
        <draw:text-box>
          <text:list text:style-name="a257">
            <text:list-item>
              <text:p text:style-name="a256" text:class-names="" text:cond-style-name=""><text:span text:style-name="a255" text:class-names="">Mastertextformat bearbeiten</text:span></text:p>
            </text:list-item>
          </text:list>
          <text:list text:style-name="a260">
            <text:list-item>
              <text:list text:style-name="a260">
                <text:list-item>
                  <text:p text:style-name="a259" text:class-names="" text:cond-style-name=""><text:span text:style-name="a258" text:class-names="">Zweite Ebene</text:span></text:p>
                </text:list-item>
              </text:list>
            </text:list-item>
          </text:list>
          <text:list text:style-name="a263">
            <text:list-item>
              <text:list text:style-name="a263">
                <text:list-item>
                  <text:list text:style-name="a263">
                    <text:list-item>
                      <text:p text:style-name="a262" text:class-names="" text:cond-style-name=""><text:span text:style-name="a261" text:class-names="">Dritte Ebene</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Vierte Ebene</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ünfte Ebene</text:span><text:span text:style-name="a268" text:class-names=""/></text:p>
                            </text:list-item>
                          </text:list>
                        </text:list-item>
                      </text:list>
                    </text:list-item>
                  </text:list>
                </text:list-item>
              </text:list>
            </text:list-item>
          </text:list>
        </draw:text-box>
        <svg:title/>
        <svg:desc/>
      </draw:frame>
      <draw:frame draw:id="id43" presentation:style-name="a275" draw:name="Textplatzhalter 3" svg:x="0.9184in" svg:y="2.25in" svg:width="4.30035in" svg:height="4.1684in" presentation:class="outline" presentation:placeholder="false">
        <draw:text-box>
          <text:list text:style-name="a274">
            <text:list-item>
              <text:p text:style-name="a273" text:class-names="" text:cond-style-name=""><text:span text:style-name="a272" text:class-names="">Mastertextformat bearbeiten</text:span></text:p>
            </text:list-item>
          </text:list>
        </draw:text-box>
        <svg:title/>
        <svg:desc/>
      </draw:frame>
      <draw:frame draw:id="id44" presentation:style-name="a280" draw:name="Datumsplatzhalt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ußzeilenplatzhalt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Foliennummernplatzhalt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Bild-mit-Überschrift" style:page-layout-name="pageLayout1" draw:style-name="a288">
      <draw:frame draw:id="id47" presentation:style-name="a292" draw:name="Titel 1" svg:x="0.9184in" svg:y="0.5in" svg:width="4.30035in" svg:height="1.75in" presentation:class="title" presentation:placeholder="false">
        <draw:text-box>
          <text:p text:style-name="a291" text:class-names="" text:cond-style-name=""><text:span text:style-name="a289" text:class-names="">Mastertitelformat bearbeiten</text:span><text:span text:style-name="a290" text:class-names=""/></text:p>
        </draw:text-box>
        <svg:title/>
        <svg:desc/>
      </draw:frame>
      <draw:frame draw:id="id48" presentation:style-name="a295" draw:name="Bildplatzhalt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platzhalter 3" svg:x="0.9184in" svg:y="2.25in" svg:width="4.30035in" svg:height="4.1684in" presentation:class="outline" presentation:placeholder="false">
        <draw:text-box>
          <text:list text:style-name="a298">
            <text:list-item>
              <text:p text:style-name="a297" text:class-names="" text:cond-style-name=""><text:span text:style-name="a296" text:class-names="">Mastertextformat bearbeiten</text:span></text:p>
            </text:list-item>
          </text:list>
        </draw:text-box>
        <svg:title/>
        <svg:desc/>
      </draw:frame>
      <draw:frame draw:id="id50" presentation:style-name="a304" draw:name="Datumsplatzhalt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ußzeilenplatzhalt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Foliennummernplatzhalt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el-und-vertikaler-Text" style:page-layout-name="pageLayout1" draw:style-name="a312">
      <draw:frame draw:id="id53" presentation:style-name="a316" draw:name="Titel 1" svg:x="0.91667in" svg:y="0.39931in" svg:width="11.5in" svg:height="1.44965in" presentation:class="title" presentation:placeholder="false">
        <draw:text-box>
          <text:p text:style-name="a315" text:class-names="" text:cond-style-name=""><text:span text:style-name="a313" text:class-names="">Mastertitelformat bearbeiten</text:span><text:span text:style-name="a314" text:class-names=""/></text:p>
        </draw:text-box>
        <svg:title/>
        <svg:desc/>
      </draw:frame>
      <draw:frame draw:id="id54" presentation:style-name="a333" draw:name="Vertikaler Textplatzhalter 2" svg:x="0.91667in" svg:y="1.99653in" svg:width="11.5in" svg:height="4.75868in" presentation:class="outline" presentation:placeholder="false">
        <draw:text-box>
          <text:list text:style-name="a319">
            <text:list-item>
              <text:p text:style-name="a318" text:class-names="" text:cond-style-name=""><text:span text:style-name="a317" text:class-names="">Mastertextformat bearbeiten</text:span></text:p>
            </text:list-item>
          </text:list>
          <text:list text:style-name="a322">
            <text:list-item>
              <text:list text:style-name="a322">
                <text:list-item>
                  <text:p text:style-name="a321" text:class-names="" text:cond-style-name=""><text:span text:style-name="a320" text:class-names="">Zweite Ebene</text:span></text:p>
                </text:list-item>
              </text:list>
            </text:list-item>
          </text:list>
          <text:list text:style-name="a325">
            <text:list-item>
              <text:list text:style-name="a325">
                <text:list-item>
                  <text:list text:style-name="a325">
                    <text:list-item>
                      <text:p text:style-name="a324" text:class-names="" text:cond-style-name=""><text:span text:style-name="a323" text:class-names="">Dritte Eben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te Ebene</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ünfte Ebene</text:span><text:span text:style-name="a330" text:class-names=""/></text:p>
                            </text:list-item>
                          </text:list>
                        </text:list-item>
                      </text:list>
                    </text:list-item>
                  </text:list>
                </text:list-item>
              </text:list>
            </text:list-item>
          </text:list>
        </draw:text-box>
        <svg:title/>
        <svg:desc/>
      </draw:frame>
      <draw:frame draw:id="id55" presentation:style-name="a338" draw:name="Datumsplatzhalt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ußzeilenplatzhalt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Foliennummernplatzhalt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kaler-Titel-und-Text" style:page-layout-name="pageLayout1" draw:style-name="a346">
      <draw:frame draw:id="id58" presentation:style-name="a350" draw:name="Vertikaler Titel 1" svg:x="9.54167in" svg:y="0.39931in" svg:width="2.875in" svg:height="6.3559in" presentation:class="title" presentation:placeholder="false">
        <draw:text-box>
          <text:p text:style-name="a349" text:class-names="" text:cond-style-name=""><text:span text:style-name="a347" text:class-names="">Mastertitelformat bearbeiten</text:span><text:span text:style-name="a348" text:class-names=""/></text:p>
        </draw:text-box>
        <svg:title/>
        <svg:desc/>
      </draw:frame>
      <draw:frame draw:id="id59" presentation:style-name="a367" draw:name="Vertikaler Textplatzhalter 2" svg:x="0.91667in" svg:y="0.39931in" svg:width="8.45833in" svg:height="6.3559in" presentation:class="outline" presentation:placeholder="false">
        <draw:text-box>
          <text:list text:style-name="a353">
            <text:list-item>
              <text:p text:style-name="a352" text:class-names="" text:cond-style-name=""><text:span text:style-name="a351" text:class-names="">Mastertextformat bearbeiten</text:span></text:p>
            </text:list-item>
          </text:list>
          <text:list text:style-name="a356">
            <text:list-item>
              <text:list text:style-name="a356">
                <text:list-item>
                  <text:p text:style-name="a355" text:class-names="" text:cond-style-name=""><text:span text:style-name="a354" text:class-names="">Zweite Ebene</text:span></text:p>
                </text:list-item>
              </text:list>
            </text:list-item>
          </text:list>
          <text:list text:style-name="a359">
            <text:list-item>
              <text:list text:style-name="a359">
                <text:list-item>
                  <text:list text:style-name="a359">
                    <text:list-item>
                      <text:p text:style-name="a358" text:class-names="" text:cond-style-name=""><text:span text:style-name="a357" text:class-names="">Dritte Ebene</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ünfte Ebene</text:span><text:span text:style-name="a364" text:class-names=""/></text:p>
                            </text:list-item>
                          </text:list>
                        </text:list-item>
                      </text:list>
                    </text:list-item>
                  </text:list>
                </text:list-item>
              </text:list>
            </text:list-item>
          </text:list>
        </draw:text-box>
        <svg:title/>
        <svg:desc/>
      </draw:frame>
      <draw:frame draw:id="id60" presentation:style-name="a372" draw:name="Datumsplatzhalt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ußzeilenplatzhalt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Foliennummernplatzhalt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äsentation</dc:title>
    <meta:initial-creator>marco garagna</meta:initial-creator>
    <dc:creator>marco garagna</dc:creator>
    <meta:creation-date>2023-12-16T19:06:02Z</meta:creation-date>
    <dc:date>2023-12-16T19:07:25Z</dc:date>
    <meta:editing-cycles>1</meta:editing-cycles>
    <meta:editing-duration>PT0S</meta:editing-duration>
    <meta:document-statistic meta:paragraph-count="0" meta:word-count="0"/>
  </office:meta>
</office:document-meta>
</file>